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Preformatted_20_Text">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and Use the PF Firewall on FreeBSD — BIN63</text:h>
      <text:p text:style-name="P1">Moe</text:p>
      <text:p text:style-name="P1">4 minutos</text:p>
      <text:p text:style-name="Horizontal_20_Line"/>
      <text:section text:style-name="Sect1" text:name="readability-page-1">
        <text:p text:style-name="Text_20_body">PF or Packet Filter is the in-build firewall software of FreeBSD.<text:line-break/>This firewall was originally developed for OpenBSD and has been ported to other operating systems like FreeBSD, NetBSD, Mac and Debian.<text:line-break/>In this tutorial we will show you the PF installation and configuration steps on FreeBSD to keep your network secure.</text:p>
        <text:p text:style-name="Text_20_body">Root access is required to edit the following files and to execute commands. Log in as root (<text:span text:style-name="Source_20_Text">su</text:span>) or simply prepend <text:span text:style-name="Source_20_Text">sudo</text:span> to all commands that require root privileges.</text:p>
        <text:h text:style-name="Heading_20_2" text:outline-level="2">Install the PF Firewall</text:h>
        <text:p text:style-name="Text_20_body">It is recommended to include PF into the kernel. For this you need to rebuild your kernel. Make sure you have the full src collection from sysinstall. The next steps will cover the process of building and installing a new FreeBSD kernel.</text:p>
        <text:p text:style-name="Preformatted_20_Text">cd /usr/src/sys/amd64/conf</text:p>
        <text:p text:style-name="Preformatted_20_Text">mkdir /root/kernels</text:p>
        <text:p text:style-name="Preformatted_20_Text">cp GENERIC /root/kernels/NEWKERNEL</text:p>
        <text:p text:style-name="P2">ln -s /root/kernels/NEWKERNEL</text:p>
        <text:p text:style-name="Text_20_body">Open the kernel configuration file.</text:p>
        <text:p text:style-name="P2">vi /root/kernels/NEWKERNEL</text:p>
        <text:p text:style-name="Text_20_body">Edit this as follows:</text:p>
        <text:p text:style-name="Preformatted_20_Text">device pf</text:p>
        <text:p text:style-name="Preformatted_20_Text">device pflog</text:p>
        <text:p text:style-name="Preformatted_20_Text">device pfsync</text:p>
        <text:p text:style-name="Preformatted_20_Text"><text:s/></text:p>
        <text:p text:style-name="Preformatted_20_Text">options <text:s text:c="8"/>ALTQ</text:p>
        <text:p text:style-name="Preformatted_20_Text">options <text:s text:c="8"/>ALTQ_CBQ <text:s text:c="7"/># Class Bases Queuing (CBQ)</text:p>
        <text:p text:style-name="Preformatted_20_Text">options <text:s text:c="8"/>ALTQ_RED <text:s text:c="7"/># Random Early Detection (RED)</text:p>
        <text:p text:style-name="Preformatted_20_Text">options <text:s text:c="8"/>ALTQ_RIO <text:s text:c="7"/># RED In/Out</text:p>
        <text:p text:style-name="Preformatted_20_Text">options <text:s text:c="8"/>ALTQ_HFSC <text:s text:c="6"/># Hierarchical Packet Scheduler (HFSC)</text:p>
        <text:p text:style-name="Preformatted_20_Text">options <text:s text:c="8"/>ALTQ_PRIQ <text:s text:c="6"/># Priority Queuing (PRIQ)</text:p>
        <text:p text:style-name="P2">options <text:s text:c="8"/>ALTQ_NOPCC <text:s text:c="5"/># Required for SMP build</text:p>
        <text:p text:style-name="Text_20_body">Read more about the kernel configuration in the <text:a xlink:type="simple" xlink:href="http://www.freebsd.org/doc/en/books/handbook/kernelconfig-building.html" office:target-frame-name="_blank" xlink:show="new" text:style-name="Internet_20_link" text:visited-style-name="Visited_20_Internet_20_Link">FreeBSD handbook</text:a>.<text:line-break/>Navigate to the <text:span text:style-name="Source_20_Text">/usr/src</text:span> directory and bulid the new kernel with:</text:p>
        <text:p text:style-name="Preformatted_20_Text">cd /usr/src</text:p>
        <text:p text:style-name="Preformatted_20_Text">make buildkernel KERNCONF=NEWKERNEL</text:p>
        <text:p text:style-name="P2">make installkernel KERNCONF=NEWKERNEL</text:p>
        <text:p text:style-name="Text_20_body"><text:soft-page-break/>Last check that there is <text:span text:style-name="Source_20_Text">UseDNS No</text:span> and <text:span text:style-name="Source_20_Text">PermitRootLogin yes</text:span> in the <text:span text:style-name="Source_20_Text">/etc/ssh/sshd_config</text:span>.</text:p>
        <text:h text:style-name="Heading_20_2" text:outline-level="2">Configure the PF firewall</text:h>
        <text:p text:style-name="Text_20_body">First we will create the file <text:span text:style-name="Source_20_Text">/etc/blocked_ips.conf</text:span> to manual maintain a list of IPs we do not trust. Create the new configuration file.</text:p>
        <text:p text:style-name="P2">vi /etc/blocked_ips.conf</text:p>
        <text:p text:style-name="Text_20_body">Add new IP addresses as follows:</text:p>
        <text:p text:style-name="Preformatted_20_Text">12.12.12.12</text:p>
        <text:p text:style-name="Preformatted_20_Text">34.34.34.34</text:p>
        <text:p text:style-name="P2">56.56.56.56</text:p>
        <text:p text:style-name="Text_20_body">Now we can start modifying the main configuration file <text:span text:style-name="Source_20_Text">/etc/pf.conf</text:span> but first we need some information about our network, like the IP addresses and interface names. You can check this with the <text:span text:style-name="Source_20_Text">ifconfig</text:span> command.</text:p>
        <text:p text:style-name="P2">ifconfig</text:p>
        <text:p text:style-name="Text_20_body">Open the PF configuration file.</text:p>
        <text:p text:style-name="P2">vi /etc/pf.conf</text:p>
        <text:p text:style-name="Text_20_body">Here is an example <text:span text:style-name="Source_20_Text">/etc/pf.conf</text:span> for your convenience.</text:p>
        <text:p text:style-name="Preformatted_20_Text">udp_services = "{ ntp }"</text:p>
        <text:p text:style-name="Preformatted_20_Text">tcp_services = "{ smtp, ssh, http }"</text:p>
        <text:p text:style-name="Preformatted_20_Text">local_host="123.123.123.123"</text:p>
        <text:p text:style-name="Preformatted_20_Text"><text:s/></text:p>
        <text:p text:style-name="Preformatted_20_Text">table &lt;blockedips&gt; persist file "/etc/blocked_ips.conf"</text:p>
        <text:p text:style-name="Preformatted_20_Text"><text:s/></text:p>
        <text:p text:style-name="Preformatted_20_Text">interface="re0"</text:p>
        <text:p text:style-name="Preformatted_20_Text">set block-policy return</text:p>
        <text:p text:style-name="Preformatted_20_Text">set skip on lo0</text:p>
        <text:p text:style-name="Preformatted_20_Text">scrub in all</text:p>
        <text:p text:style-name="Preformatted_20_Text"><text:s/></text:p>
        <text:p text:style-name="Preformatted_20_Text">block all</text:p>
        <text:p text:style-name="Preformatted_20_Text">block drop in log quick on $interface from &lt;blockedips&gt; to any</text:p>
        <text:p text:style-name="Preformatted_20_Text">pass out on $interface inet from $local_host to any</text:p>
        <text:p text:style-name="Preformatted_20_Text">pass in on $interface inet proto tcp from any to $local_host port $tcp_services</text:p>
        <text:p text:style-name="Preformatted_20_Text">pass in on $interface inet proto udp from any to $local_host port $udp_services</text:p>
        <text:p text:style-name="P2">pass in on $interface inet proto icmp from any to $local_host icmp-type echoreq</text:p>
        <text:p text:style-name="Text_20_body">Include PF into the <text:span text:style-name="Source_20_Text">/etc/rc.conf</text:span> to start the firewall on system start.</text:p>
        <text:p text:style-name="Preformatted_20_Text">vi /etc/rc.conf</text:p>
        <text:p text:style-name="Preformatted_20_Text">pf_enable="YES"</text:p>
        <text:p text:style-name="Preformatted_20_Text">pf_rules="/etc/pf.conf"</text:p>
        <text:p text:style-name="Preformatted_20_Text">pf_flags=""</text:p>
        <text:p text:style-name="Preformatted_20_Text">pflog_enable="YES"</text:p>
        <text:p text:style-name="Preformatted_20_Text">pflog_logfile="/var/log/pflog"</text:p>
        <text:p text:style-name="P2">pflog_flags=""</text:p>
        <text:p text:style-name="Text_20_body">Read more about the PF configuration in the <text:a xlink:type="simple" xlink:href="http://www.freebsd.org/doc/en/books/handbook/firewalls-pf.html" office:target-frame-name="_blank" xlink:show="new" text:style-name="Internet_20_link" text:visited-style-name="Visited_20_Internet_20_Link">FreeBSD handbook</text:a>.</text:p>
        <text:h text:style-name="Heading_20_2" text:outline-level="2"><text:soft-page-break/>Start the PF firewall</text:h>
        <text:p text:style-name="Text_20_body">Please check your PF configuration in detail before enabling the firewall so that you do not block your own IP address. Check the syntax of the PF configuration file with:</text:p>
        <text:p text:style-name="P2">pfctl -vnf /etc/pf.conf</text:p>
        <text:p text:style-name="Text_20_body">Enable the PF firewall with:</text:p>
        <text:p text:style-name="P2">pfctl -e</text:p>
        <text:p text:style-name="Text_20_body">Disable the PF firewall with:</text:p>
        <text:p text:style-name="P2">pfctl -d</text:p>
        <text:p text:style-name="Text_20_body">Optionally as a final test you can reboot your system.</text:p>
        <text:p text:style-name="P2">reboo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21:04:46.050463695</meta:creation-date>
    <dc:date>2018-03-28T21:05:04.176647688</dc:date>
    <meta:editing-duration>PT18S</meta:editing-duration>
    <meta:editing-cycles>1</meta:editing-cycles>
    <meta:document-statistic meta:table-count="0" meta:image-count="0" meta:object-count="0" meta:page-count="3" meta:paragraph-count="77" meta:word-count="521" meta:character-count="3450" meta:non-whitespace-character-count="2903"/>
    <meta:generator>LibreOffice/5.1.6.2$Linux_X86_64 LibreOffice_project/10m0$Build-2</meta:generator>
  </office:meta>
</office:document-meta>
</file>